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6100000206CF302771548DA9E6.jpg" manifest:media-type="image/jpeg"/>
  <manifest:file-entry manifest:full-path="Pictures/1000000000000157000001C29F5DE3B680495FE5.jpg" manifest:media-type="image/jpeg"/>
  <manifest:file-entry manifest:full-path="Pictures/100002000000021A0000010EA608BC88FF421C17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  <style:text-properties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scrip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<text:span text:style-name="T2">javascript</text:span>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Fundamentos</text:p>
              </text:list-item>
              <text:list-item>
                <text:p>ES6</text:p>
              </text:list-item>
              <text:list-item>
                <text:p>ES+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Exemplos</text:p>
              </text:list-item>
              <text:list-item>
                <text:p>Exercíc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Fundamento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Eventos</text:p>
              </text:list-item>
              <text:list-item>
                <text:p>JSON</text:p>
              </text:list-item>
              <text:list-item>
                <text:p>Escopo</text:p>
              </text:list-item>
              <text:list-item>
                <text:p>Herança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3">Ecma 4</text:span></text:p>
              </text:list-item>
              <text:list-item>
                <text:p>Map/Filter</text:p>
              </text:list-item>
              <text:list-item>
                <text:p>TC39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ES6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Let/Const</text:p>
              </text:list-item>
              <text:list-item>
                <text:p>=&gt;</text:p>
              </text:list-item>
              <text:list-item>
                <text:p>`${}`</text:p>
              </text:list-item>
              <text:list-item>
                <text:p>…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módulos</text:p>
              </text:list-item>
              <text:list-item>
                <text:p>Promessas</text:p>
              </text:list-item>
              <text:list-item>
                <text:p><text:span text:style-name="T3">Classes</text:span></text:p>
              </text:list-item>
              <text:list-item>
                <text:p>Gerado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ES+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Destruição</text:p>
              </text:list-item>
              <text:list-item>
                <text:p>Async Await</text:p>
              </text:list-item>
              <text:list-item>
                <text:p>Object.*</text:p>
              </text:list-item>
              <text:list-item>
                <text:p><text:span text:style-name="T3">Shared Atomic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3">Regex</text:span></text:p>
              </text:list-item>
              <text:list-item>
                <text:p><text:span text:style-name="T3">Otimização da cauda</text:span></text:p>
              </text:list-item>
              <text:list-item>
                <text:p><text:span text:style-name="T4">For-await-of</text:span></text:p>
              </text:list-item>
              <text:list-item>
                <text:p><text:span text:style-name="T3">Bigin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2.629cm" svg:x="1.4cm" svg:y="0.628cm" presentation:class="title" presentation:user-transformed="true">
          <draw:text-box>
            <text:p>Referências</text:p>
          </draw:text-box>
        </draw:frame>
        <draw:frame draw:style-name="gr2" draw:text-style-name="P3" draw:layer="layout" svg:width="6.961cm" svg:height="9.134cm" svg:x="4.067cm" svg:y="3.685cm" presentation:class="graphic">
          <draw:image xlink:href="Pictures/1000000000000157000001C29F5DE3B680495FE5.jpg" xlink:type="simple" xlink:show="embed" xlink:actuate="onLoad" loext:mime-type="image/jpeg">
            <text:p/>
          </draw:image>
        </draw:frame>
        <draw:frame draw:style-name="gr2" draw:text-style-name="P3" draw:layer="layout" svg:width="12.297cm" svg:height="6.17cm" svg:x="14.312cm" svg:y="5.167cm" presentation:class="graphic">
          <draw:image xlink:href="Pictures/100002000000021A0000010EA608BC88FF421C17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5" draw:text-style-name="P4" draw:layer="layout" svg:width="25.199cm" svg:height="2.629cm" svg:x="1.4cm" svg:y="0.628cm" presentation:class="title">
          <draw:text-box>
            <text:p><text:span text:style-name="T2">Douglas Crockford</text:span></text:p>
          </draw:text-box>
        </draw:frame>
        <draw:frame draw:style-name="gr2" draw:text-style-name="P3" draw:layer="layout" svg:width="6.224cm" svg:height="9.134cm" svg:x="4.436cm" svg:y="3.685cm" presentation:class="graphic">
          <draw:image xlink:href="Pictures/100000000000016100000206CF302771548DA9E6.jpg" xlink:type="simple" xlink:show="embed" xlink:actuate="onLoad" loext:mime-type="image/jpeg">
            <text:p/>
          </draw:image>
        </draw:frame>
        <draw:frame presentation:style-name="pr4" draw:text-style-name="P6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5"><text:span text:style-name="T5">“</text:span><text:span text:style-name="T5">Compared to a decade ago, I think less of the language is good, but I think that good part is better”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9:58:39.392319338</meta:creation-date>
    <dc:date>2019-08-09T13:30:14.710892067</dc:date>
    <meta:editing-duration>PT3H20M17S</meta:editing-duration>
    <meta:editing-cycles>9</meta:editing-cycles>
    <meta:generator>LibreOffice/6.2.5.2$Linux_X86_64 LibreOffice_project/20$Build-2</meta:generator>
    <meta:document-statistic meta:object-count="54"/>
  </office:meta>
</office:document-meta>
</file>